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e3e" officeooo:paragraph-rsid="00126e3e"/>
    </style:style>
    <style:style style:name="P2" style:family="paragraph" style:parent-style-name="Standard">
      <style:text-properties officeooo:rsid="00126e3e" officeooo:paragraph-rsid="0013a46c"/>
    </style:style>
    <style:style style:name="P3" style:family="paragraph" style:parent-style-name="Standard">
      <style:text-properties officeooo:rsid="00126e3e" officeooo:paragraph-rsid="0013b0cc"/>
    </style:style>
    <style:style style:name="P4" style:family="paragraph" style:parent-style-name="Standard">
      <style:text-properties officeooo:rsid="0013a46c" officeooo:paragraph-rsid="0013a46c"/>
    </style:style>
    <style:style style:name="P5" style:family="paragraph" style:parent-style-name="Standard">
      <style:text-properties officeooo:rsid="0013a46c" officeooo:paragraph-rsid="0013b0cc"/>
    </style:style>
    <style:style style:name="P6" style:family="paragraph" style:parent-style-name="Standard">
      <style:text-properties officeooo:rsid="0013b0cc" officeooo:paragraph-rsid="0013b0cc"/>
    </style:style>
    <style:style style:name="P7" style:family="paragraph" style:parent-style-name="Standard">
      <style:text-properties officeooo:rsid="00126e3e" officeooo:paragraph-rsid="001a0dcf"/>
    </style:style>
    <style:style style:name="P8" style:family="paragraph">
      <style:paragraph-properties fo:text-align="center"/>
    </style:style>
    <style:style style:name="T1" style:family="text">
      <style:text-properties officeooo:rsid="00126e3e"/>
    </style:style>
    <style:style style:name="T2" style:family="text">
      <style:text-properties officeooo:rsid="0013a46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6e3e"/>
    </style:style>
    <style:style style:name="T5" style:family="text">
      <style:text-properties style:text-underline-style="solid" style:text-underline-width="auto" style:text-underline-color="font-color" officeooo:rsid="0013a46c"/>
    </style:style>
    <style:style style:name="T6" style:family="text">
      <style:text-properties style:text-underline-style="solid" style:text-underline-width="auto" style:text-underline-color="font-color" officeooo:rsid="00177e83"/>
    </style:style>
    <style:style style:name="T7" style:family="text">
      <style:text-properties style:text-underline-style="solid" style:text-underline-width="auto" style:text-underline-color="font-color" officeooo:rsid="001a0dcf"/>
    </style:style>
    <style:style style:name="T8" style:family="text">
      <style:text-properties officeooo:rsid="0013b0cc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26e3e"/>
    </style:style>
    <style:style style:name="T11" style:family="text">
      <style:text-properties style:text-underline-style="none" officeooo:rsid="00177e83"/>
    </style:style>
    <style:style style:name="T12" style:family="text">
      <style:text-properties style:text-underline-style="none" officeooo:rsid="001a0dcf"/>
    </style:style>
    <style:style style:name="T13" style:family="text">
      <style:text-properties officeooo:rsid="0018f04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line text:anchor-type="paragraph" draw:z-index="1" draw:name="Forme2" draw:style-name="gr2" draw:text-style-name="P8" svg:x1="2.524cm" svg:y1="0.991cm" svg:x2="2.524cm" svg:y2="0.462cm"><text:p/></draw:line><draw:line text:anchor-type="paragraph" draw:z-index="0" draw:name="Forme1" draw:style-name="gr2" draw:text-style-name="P8" svg:x1="5.144cm" svg:y1="1.785cm" svg:x2="2.921cm" svg:y2="0.462cm"><text:p/></draw:line>Moniteur (<text:span text:style-name="T3">codePers</text:span>, nomPers, prenomPers, adresse, dateAccréditation, téléphone)</text:p>
      <text:p text:style-name="P4"/>
      <text:p text:style-name="P6">PeutAssurer (<text:span text:style-name="T5">codePers, <text:s/></text:span><text:span text:style-name="T4">idTypeCours</text:span><text:span text:style-name="T3">)</text:span></text:p>
      <text:p text:style-name="P4"><draw:line text:anchor-type="paragraph" draw:z-index="2" draw:name="Forme3" draw:style-name="gr2" draw:text-style-name="P8" svg:x1="4.773cm" svg:y1="0.034cm" svg:x2="3.45cm" svg:y2="0.51cm"><text:p/></draw:line></text:p>
      <text:p text:style-name="P2">TypeCours (<text:span text:style-name="T3">idTypeCours</text:span>, <text:span text:style-name="T8">codePers, </text:span>typeCours, niveau, prixBase, nbMini, <text:span text:style-name="T13">n</text:span>bMax)</text:p>
      <text:p text:style-name="P2"><draw:line text:anchor-type="paragraph" draw:z-index="3" draw:name="Forme4" draw:style-name="gr2" draw:text-style-name="P8" svg:x1="3.08cm" svg:y1="0.488cm" svg:x2="3.477cm" svg:y2="0.065cm"><text:p/></draw:line><draw:line text:anchor-type="paragraph" draw:z-index="5" draw:name="Forme6" draw:style-name="gr2" draw:text-style-name="P8" svg:x1="2.471cm" svg:y1="2.42cm" svg:x2="2.524cm" svg:y2="0.012cm"><text:p/></draw:line></text:p>
      <text:p text:style-name="P3">Cours (<text:span text:style-name="T3">idTypeCours, <text:s/>id</text:span><text:span text:style-name="T6">C</text:span><text:span text:style-name="T3">ode, </text:span><text:span text:style-name="T7">numCours</text:span><text:span text:style-name="T12">, </text:span>dateCours, heureCours, lieu)</text:p>
      <text:p text:style-name="P1"><draw:line text:anchor-type="paragraph" draw:z-index="4" draw:name="Forme5" draw:style-name="gr2" draw:text-style-name="P8" svg:x1="4.429cm" svg:y1="0.018cm" svg:x2="3cm" svg:y2="0.494cm"><text:p/></draw:line><draw:line text:anchor-type="paragraph" draw:z-index="6" draw:name="Forme7" draw:style-name="gr2" draw:text-style-name="P8" svg:x1="6.546cm" svg:y1="1.51cm" svg:x2="5.62cm" svg:y2="0.018cm"><text:p/></draw:line></text:p>
      <text:p text:style-name="P2">code Tarif (<text:span text:style-name="T3">id</text:span><text:span text:style-name="T6">C</text:span><text:span text:style-name="T3">ode</text:span>,libellé,coeff)</text:p>
      <text:p text:style-name="P2"><draw:line text:anchor-type="paragraph" draw:z-index="10" draw:name="Shape1" draw:style-name="gr1" draw:text-style-name="P8" svg:x1="5.091cm" svg:y1="0.468cm" svg:x2="2.868cm" svg:y2="0.071cm"><text:p/></draw:line></text:p>
      <text:p text:style-name="P7"><draw:line text:anchor-type="paragraph" draw:z-index="8" draw:name="Forme9" draw:style-name="gr2" draw:text-style-name="P8" svg:x1="10.382cm" svg:y1="0.462cm" svg:x2="2.709cm" svg:y2="1.039cm"><text:p/></draw:line>Inscription (<text:span text:style-name="T3">idTypeCours, id</text:span><text:span text:style-name="T6">C</text:span><text:span text:style-name="T3">ode, numCours,</text:span><text:span text:style-name="T5">codePers</text:span><text:span text:style-name="T2">,</text:span> <text:span text:style-name="T9">idCheval,</text:span>dateInscription)</text:p>
      <text:p text:style-name="P2"><draw:line text:anchor-type="paragraph" draw:z-index="7" draw:name="Forme8" draw:style-name="gr2" draw:text-style-name="P8" svg:x1="8.213cm" svg:y1="0.055cm" svg:x2="3.212cm" svg:y2="1.537cm"><text:p/></draw:line></text:p>
      <text:p text:style-name="P1">Cheval (<text:span text:style-name="T3">idCheval</text:span>,dateNaissance,nomCheval,caractéristiques)</text:p>
      <text:p text:style-name="P1"/>
      <text:p text:style-name="P5">Adhérent (<text:span text:style-name="T3">codePers</text:span>, <text:span text:style-name="T10">codeReduc</text:span><text:span text:style-name="T1">, </text:span>nomPers, prenomPers, adresse, dateNaissance, diplome)</text:p>
      <text:p text:style-name="P4"><draw:line text:anchor-type="paragraph" draw:z-index="9" draw:name="Forme10" draw:style-name="gr2" draw:text-style-name="P8" svg:x1="4.561cm" svg:y1="0.039cm" svg:x2="3.291cm" svg:y2="0.515cm"><text:p/></draw:line></text:p>
      <text:p text:style-name="P2">Reduction (<text:span text:style-name="T3">codeReduc</text:span>,trancheAge,pourcentag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3:54:38.437165555</meta:creation-date>
    <dc:date>2022-01-13T10:02:21.404044331</dc:date>
    <meta:editing-duration>PT41M50S</meta:editing-duration>
    <meta:editing-cycles>7</meta:editing-cycles>
    <meta:generator>LibreOffice/7.1.4.2$Linux_X86_64 LibreOffice_project/10$Build-2</meta:generator>
    <meta:document-statistic meta:table-count="0" meta:image-count="0" meta:object-count="0" meta:page-count="1" meta:paragraph-count="9" meta:word-count="45" meta:character-count="556" meta:non-whitespace-character-count="518"/>
  </office:meta>
</office:document-meta>
</file>